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EE0000013C75938F7E2D0C265C.png" manifest:media-type="image/png"/>
  <manifest:file-entry manifest:full-path="Pictures/1000020100000140000000E260601F2790918B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532cm" svg:height="8.479cm" draw:transform="skewX (0.545589924173427) rotate (2.62898945227906) translate (8.47561525245425cm 9.61333344391863cm)" svg:viewBox="0 0 8533 8480" svg:d="M5780 5536c726 184 1926-227 1703-934-202-643-115-1336 437-1717 874-605-525-1182 349-1792 914-637-801-1623-1223-745-274 573-612 1476-1354 1380-1287-165-1187 728-1658 1195-522 517 45 1414-919 1679-685 189-1401 384-1920 897-486 480-961 973-1136 1567-348 1178 925 323 1615 1232 433 571 1537-332 1878-858 451-696 1601-338 1442-1307l349-449 481-111z">
          <text:p/>
        </draw:path>
        <draw:path draw:style-name="gr1" draw:text-style-name="P1" draw:layer="layout" svg:width="9.642cm" svg:height="6.204cm" draw:transform="skewX (-0.0263544717051143) rotate (2.72480802821355) translate (12.0614833123028cm 15.2949218376335cm)" svg:viewBox="0 0 9643 6205" svg:d="M3112 5825c460 64 995-38 1302-487 290-424 719-797 1227-954 447-138 887-278 1345-380 554-124 662-672 1013-985 367-328 1208-344 1031-1034-181-709 747-1021 596-1594-213-811-962-119-1487-57-814 96-1417 811-2052 1314-430 341-909 869-1468 768-572-103-1070 13-1595 72-614 70-569 810-1086 1101-416 235-848 381-1227 662-374 276-674 668-709 1226-44 706 711 833 1167 657 427-166 776-507 1252-507l481 81 230 66z">
          <text:p/>
        </draw:path>
        <draw:line draw:style-name="gr2" draw:text-style-name="P1" draw:layer="layout" svg:x1="4.899cm" svg:y1="9.3cm" svg:x2="3.699cm" svg:y2="5.8cm">
          <text:p/>
        </draw:line>
        <draw:line draw:style-name="gr2" draw:text-style-name="P1" draw:layer="layout" svg:x1="5.899cm" svg:y1="6.2cm" svg:x2="5.699cm" svg:y2="9.2cm">
          <text:p/>
        </draw:line>
        <draw:line draw:style-name="gr2" draw:text-style-name="P1" draw:layer="layout" svg:x1="7.599cm" svg:y1="8.8cm" svg:x2="7.299cm" svg:y2="6.1cm">
          <text:p/>
        </draw:line>
        <draw:line draw:style-name="gr2" draw:text-style-name="P1" draw:layer="layout" svg:x1="8.999cm" svg:y1="5.8cm" svg:x2="9.299cm" svg:y2="8.8cm">
          <text:p/>
        </draw:line>
        <draw:line draw:style-name="gr2" draw:text-style-name="P1" draw:layer="layout" svg:x1="11.099cm" svg:y1="8.4cm" svg:x2="11.999cm" svg:y2="5.9cm">
          <text:p/>
        </draw:line>
        <draw:line draw:style-name="gr2" draw:text-style-name="P1" draw:layer="layout" svg:x1="14.299cm" svg:y1="5.9cm" svg:x2="13.499cm" svg:y2="9.1cm">
          <text:p/>
        </draw:line>
        <draw:frame draw:style-name="gr3" draw:text-style-name="P2" draw:layer="layout" svg:width="3.326cm" svg:height="2.349cm" svg:x="11.499cm" svg:y="3.5cm">
          <draw:image xlink:href="Pictures/1000020100000140000000E260601F2790918BF4.png" xlink:type="simple" xlink:show="embed" xlink:actuate="onLoad">
            <text:p/>
          </draw:image>
        </draw:frame>
        <draw:frame draw:style-name="gr4" draw:text-style-name="P3" draw:layer="layout" svg:width="3.326cm" svg:height="2.349cm" svg:x="3.773cm" svg:y="3.8cm">
          <draw:image xlink:href="Pictures/1000020100000140000000E260601F2790918BF4.png" xlink:type="simple" xlink:show="embed" xlink:actuate="onLoad">
            <text:p/>
          </draw:image>
        </draw:frame>
        <draw:frame draw:style-name="gr5" draw:text-style-name="P3" draw:layer="layout" svg:width="3.326cm" svg:height="2.349cm" svg:x="7.173cm" svg:y="3.262cm">
          <draw:image xlink:href="Pictures/1000020100000140000000E260601F2790918BF4.png" xlink:type="simple" xlink:show="embed" xlink:actuate="onLoad">
            <text:p/>
          </draw:image>
        </draw:frame>
        <draw:frame draw:style-name="gr3" draw:text-style-name="P2" draw:layer="layout" svg:width="6.1cm" svg:height="2.569cm" svg:x="5.521cm" svg:y="8.931cm">
          <draw:image xlink:href="Pictures/10000201000002EE0000013C75938F7E2D0C265C.png" xlink:type="simple" xlink:show="embed" xlink:actuate="onLoad">
            <text:p/>
          </draw:image>
        </draw:frame>
        <draw:frame draw:style-name="gr6" draw:text-style-name="P4" draw:layer="layout" svg:width="3.669cm" svg:height="1.673cm" svg:x="14.13cm" svg:y="9.3cm">
          <draw:text-box>
            <text:p>Parent </text:p>
            <text:p>block chain</text:p>
          </draw:text-box>
        </draw:frame>
        <draw:frame draw:style-name="gr6" draw:text-style-name="P4" draw:layer="layout" svg:width="3.601cm" svg:height="2.384cm" svg:x="16cm" svg:y="3.6cm">
          <draw:text-box>
            <text:p>Off-chain</text:p>
            <text:p>transaction</text:p>
            <text:p>framework</text:p>
          </draw:text-box>
        </draw:frame>
        <draw:frame draw:style-name="gr6" draw:text-style-name="P4" draw:layer="layout" svg:width="4.63cm" svg:height="0.962cm" svg:x="13.97cm" svg:y="6.9cm">
          <draw:text-box>
            <text:p>State transf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2:27:59.683438815</meta:creation-date>
    <dc:date>2018-06-14T12:42:19.956560794</dc:date>
    <meta:editing-duration>PT14M19S</meta:editing-duration>
    <meta:editing-cycles>3</meta:editing-cycles>
    <meta:generator>LibreOffice/6.0.4.2$MacOSX_X86_64 LibreOffice_project/9b0d9b32d5dcda91d2f1a96dc04c645c450872bf</meta:generator>
    <meta:document-statistic meta:object-count="15"/>
  </office:meta>
</office:document-meta>
</file>